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92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1.9047in"/>
    </style:style>
    <style:style style:name="co6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font-name="Liberation Sans" style:font-name-asian="DejaVu Sans" style:font-name-complex="DejaVu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Will Expect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Error Message</text:p>
          </table:table-cell>
          <table:table-cell table:style-name="ce1" office:value-type="string">
            <text:p>Requirement</text:p>
          </table:table-cell>
          <table:table-cell table:style-name="ce1" office:value-type="string">
            <text:p>Is expect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SimpleSameConnectionSuccess</text:p>
          </table:table-cell>
          <table:table-cell office:value-type="string">
            <text:p>Copy from table origin to destination2</text:p>
          </table:table-cell>
          <table:table-cell office:value-type="string">
            <text:p>Row disappear; Origin row was copied</text:p>
          </table:table-cell>
          <table:table-cell/>
          <table:table-cell office:value-type="string">
            <text:p>Add a new row in sync send a id that exist in origin</text:p>
          </table:table-cell>
          <table:table-cell table:number-columns-repeated="1019"/>
        </table:table-row>
        <table:table-row table:style-name="ro3">
          <table:table-cell office:value-type="string">
            <text:p>SimpleSameConnectionError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field list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3">
          <table:table-cell office:value-type="string">
            <text:p>SimpleSameConnectionErrorWithRetry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field list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4">
          <table:table-cell office:value-type="string">
            <text:p>SimpleSameConnectionChange</text:p>
          </table:table-cell>
          <table:table-cell office:value-type="string">
            <text:p>Change the row that the action name was SimpleSameConnectionError to SimpleSameConnectionSuccess and reprocess</text:p>
          </table:table-cell>
          <table:table-cell office:value-type="string">
            <text:p>Row disappear; Row that had the action SimpleSameConnectionError renamed and executed with success; Origin row was copied</text:p>
          </table:table-cell>
          <table:table-cell/>
          <table:table-cell office:value-type="string">
            <text:p>Add a new row in sync send a id of queue table that contain the action_name = SimpleSameConnectionError</text:p>
          </table:table-cell>
          <table:table-cell office:value-type="string">
            <text:p>In case the row don't exist will process too.</text:p>
          </table:table-cell>
          <table:table-cell table:number-columns-repeated="1018"/>
        </table:table-row>
        <table:table-row table:style-name="ro2">
          <table:table-cell office:value-type="string">
            <text:p>SPSameConnectionSuccess</text:p>
          </table:table-cell>
          <table:table-cell office:value-type="string">
            <text:p>Copy from table origin to destination2</text:p>
          </table:table-cell>
          <table:table-cell office:value-type="string">
            <text:p>Row disappear; Origin row was copied</text:p>
          </table:table-cell>
          <table:table-cell/>
          <table:table-cell office:value-type="string">
            <text:p>Add a new row in sync send a id that exist in origin</text:p>
          </table:table-cell>
          <table:table-cell table:number-columns-repeated="1019"/>
        </table:table-row>
        <table:table-row table:style-name="ro3">
          <table:table-cell office:value-type="string">
            <text:p>SPSameConnectionError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3">
          <table:table-cell office:value-type="string">
            <text:p>SPSameConnectionErrorDuplicate</text:p>
          </table:table-cell>
          <table:table-cell office:value-type="string">
            <text:p>Duplicat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(1062, "Duplicate entry '4' for key 'PRIMARY'")]!</text:p>
          </table:table-cell>
          <table:table-cell office:value-type="string">
            <text:p>Add a new row in sync send a id that exist in destination2 (this example was 4)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SimpleSameConnectionMultipleDestinationSuccess</text:p>
          </table:table-cell>
          <table:table-cell office:value-type="string">
            <text:p>Copy from origin to destination1 and destination2.</text:p>
          </table:table-cell>
          <table:table-cell office:value-type="string">
            <text:p>Row disappear; Row that had the action <text:s/>with error disappear; Origin row was copied;</text:p>
          </table:table-cell>
          <table:table-cell/>
          <table:table-cell office:value-type="string">
            <text:p>Add a new row in sync send a id of queue table that have a service_status = 3 and copy to destination2 </text:p>
          </table:table-cell>
          <table:table-cell office:value-type="string">
            <text:p>If the row that send to change the status don't exist, will process normally without error.</text:p>
          </table:table-cell>
          <table:table-cell table:number-columns-repeated="1018"/>
        </table:table-row>
        <table:table-row table:style-name="ro3">
          <table:table-cell office:value-type="string">
            <text:p>MultipleDestinationErrorFirst</text:p>
          </table:table-cell>
          <table:table-cell office:value-type="string">
            <text:p>Will fail in the first destination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MultipleDestinationResumeFirst</text:p>
          </table:table-cell>
          <table:table-cell office:value-type="string">
            <text:p>Will process all destination but record a error from the first destination</text:p>
          </table:table-cell>
          <table:table-cell office:value-type="string">
            <text:p>Old row stopped in the row that specify the id will be process; 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of the queue row that have the action name MultipleDestinationErrorFirst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OriginProblem</text:p>
          </table:table-cell>
          <table:table-cell office:value-type="string">
            <text:p>Problem to connect to the database due the wrong user</text:p>
          </table:table-cell>
          <table:table-cell office:value-type="string">
            <text:p>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DestinationProblem</text:p>
          </table:table-cell>
          <table:table-cell office:value-type="string">
            <text:p>Problem to connect to the database due the wrong user</text:p>
          </table:table-cell>
          <table:table-cell office:value-type="string">
            <text:p>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MultipleDestinationProblem</text:p>
          </table:table-cell>
          <table:table-cell office:value-type="string">
            <text:p>Copy the first destination and stop with problem to connect to the database due the wrong user</text:p>
          </table:table-cell>
          <table:table-cell office:value-type="string">
            <text:p>Copy the row id from origin to destination1 and the 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MultipleDestinationProblemWithContinue</text:p>
          </table:table-cell>
          <table:table-cell office:value-type="string">
            <text:p>Fail the first destination, but continue and copy the destination1.</text:p>
          </table:table-cell>
          <table:table-cell office:value-type="string">
            <text:p>Destination1 have the table updated, but the row stay in queue with status 3 and show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4">
          <table:table-cell office:value-type="string">
            <text:p>----- TEST LOCK ----; Open a terminal and type: mysql -hlocalhost -uroot -p; Execute the query in the right</text:p>
          </table:table-cell>
          <table:table-cell office:value-type="string">
            <text:p>set autocommit=0;start transaction;SELECT * FROM procsync_db1.destination2 where id=1 FOR UPDATE;</text:p>
          </table:table-cell>
          <table:table-cell office:value-type="string">
            <text:p>Will try 4 times (one normal, more 3 retry). </text:p>
          </table:table-cell>
          <table:table-cell/>
          <table:table-cell office:value-type="string">
            <text:p>Insert a row that will update the same if that are lock, in this case is 1 for action SimpleSameConnectionChange</text:p>
          </table:table-cell>
          <table:table-cell office:value-type="string">
            <text:p>The id 1 need be in destination2; After the test use commit to unlock the row and close the terminal.</text:p>
          </table:table-cell>
          <table:table-cell table:number-columns-repeated="1018"/>
        </table:table-row>
        <table:table-row table:style-name="ro2">
          <table:table-cell office:value-type="string">
            <text:p>ModuleSuccess</text:p>
          </table:table-cell>
          <table:table-cell office:value-type="string">
            <text:p>Log a message</text:p>
          </table:table-cell>
          <table:table-cell office:value-type="string">
            <text:p>Check the log file to see the success message</text:p>
          </table:table-cell>
          <table:table-cell office:value-type="string">
            <text:p>INFO: Execute method with_success!</text:p>
          </table:table-cell>
          <table:table-cell office:value-type="string">
            <text:p>Don't matter the value</text:p>
          </table:table-cell>
          <table:table-cell table:number-columns-repeated="1019"/>
        </table:table-row>
        <table:table-row table:style-name="ro2">
          <table:table-cell office:value-type="string">
            <text:p>ModuleErrorRetryWithoutRetry</text:p>
          </table:table-cell>
          <table:table-cell office:value-type="string">
            <text:p>Log a retry message only one time</text:p>
          </table:table-cell>
          <table:table-cell office:value-type="string">
            <text:p>Check the log file to see the message</text:p>
          </table:table-cell>
          <table:table-cell office:value-type="string">
            <text:p>INFO: Retry [0]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2">
          <table:table-cell office:value-type="string">
            <text:p>ModuleErrorRetry</text:p>
          </table:table-cell>
          <table:table-cell office:value-type="string">
            <text:p>Log a retry message 3 times (0,1,2)</text:p>
          </table:table-cell>
          <table:table-cell office:value-type="string">
            <text:p>Check the log file to see the message</text:p>
          </table:table-cell>
          <table:table-cell table:style-name="ce5" office:value-type="string">
            <text:p>INFO: Retry [0]!;INFO: Retry [1]!;INFO: Retry [2]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2</text:p>
          </table:table-cell>
          <table:table-cell table:number-columns-repeated="1018"/>
        </table:table-row>
        <table:table-row table:style-name="ro5">
          <table:table-cell office:value-type="string">
            <text:p>ModuleError</text:p>
          </table:table-cell>
          <table:table-cell office:value-type="string">
            <text:p>Log a message of error</text:p>
          </table:table-cell>
          <table:table-cell office:value-type="string">
            <text:p>Check the log file to see the message</text:p>
          </table:table-cell>
          <table:table-cell office:value-type="string">
            <text:p>INFO: Error Message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0; Will not retry because the method send a error id.</text:p>
          </table:table-cell>
          <table:table-cell table:number-columns-repeated="1018"/>
        </table:table-row>
        <table:table-row table:style-name="ro4">
          <table:table-cell office:value-type="string">
            <text:p>Change the destination of action to other database, Set In mysql: set global wait_timeout = 10 in the destination database, execute</text:p>
            <text:p>SimpleSameConnectionSuccess</text:p>
            <text:p>Wait 15 seconds and execute again</text:p>
          </table:table-cell>
          <table:table-cell office:value-type="string">
            <text:p>First will execute with success, second will have error, but execute after</text:p>
          </table:table-cell>
          <table:table-cell office:value-type="string">
            <text:p>First Success, Error with reprocess, Success reprocess.</text:p>
          </table:table-cell>
          <table:table-cell office:value-type="string">
            <text:p>Problem when executed the row [MySQL server has gone away]!</text:p>
          </table:table-cell>
          <table:table-cell office:value-type="string">
            <text:p>Wait 10 seconds after next call and between this can't have other calls, need be a valid row</text:p>
          </table:table-cell>
          <table:table-cell office:value-type="string">
            <text:p>Both will execute with success, but the second will enter in reprocess</text:p>
          </table:table-cell>
          <table:table-cell table:number-columns-repeated="1018"/>
        </table:table-row>
        <table:table-row table:style-name="ro6">
          <table:table-cell office:value-type="string">
            <text:p>Change the destination of action to other database, Set In mysql: set global wait_timeout = 10 in the destination database, change the connection file put the parameter “wait_timeout=10” in the destination connection,, execute</text:p>
            <text:p>SimpleSameConnectionSuccess</text:p>
            <text:p>Wait 15 seconds and execute again</text:p>
          </table:table-cell>
          <table:table-cell office:value-type="string">
            <text:p>Execute normally</text:p>
          </table:table-cell>
          <table:table-cell office:value-type="string">
            <text:p>Row disappear; Origin row was copied</text:p>
          </table:table-cell>
          <table:table-cell/>
          <table:table-cell office:value-type="string">
            <text:p>Wait 10 seconds after next call and between this can't have other calls, need be a valid row</text:p>
          </table:table-cell>
          <table:table-cell office:value-type="string">
            <text:p>Both will execute with success, without reprocess</text:p>
          </table:table-cell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6/20/2012</text:date>, <text:time>09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ano Ozahata</meta:initial-creator>
    <meta:creation-date>2012-06-05T15:18:54</meta:creation-date>
    <dc:date>2012-06-20T09:48:53</dc:date>
    <dc:creator>Fabiano Ozahata</dc:creator>
    <meta:editing-duration>PT46H13M47S</meta:editing-duration>
    <meta:editing-cycles>5</meta:editing-cycles>
    <meta:generator>OpenOffice.org/3.2$Unix OpenOffice.org_project/320m12$Build-9483</meta:generator>
    <meta:document-statistic meta:table-count="3" meta:cell-count="123" meta:object-count="0"/>
  </office:meta>
</office:document-meta>
</file>